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5">
      <number:fraction number:min-integer-digits="0" number:min-numerator-digits="1" loext:max-numerator-digits="1" number:min-denominator-digits="1" number:max-denominator-value="9"/>
    </number:number-style>
    <number:text-style style:name="N100">
      <number:text-content/>
    </number:text-style>
    <style:style style:name="ce1" style:family="table-cell" style:parent-style-name="Default" style:data-style-name="N85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 </text:p>
          </table:table-cell>
          <table:table-cell table:style-name="ce1" office:value-type="string" calcext:value-type="string">
            <text:p>J</text:p>
          </table:table-cell>
          <table:table-cell office:value-type="string" calcext:value-type="string">
            <text:p>E(Ke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1040.84" calcext:value-type="float">
            <text:p>1040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1887.87" calcext:value-type="float">
            <text:p>1887,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2908.6" calcext:value-type="float">
            <text:p>2908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2</text:p>
          </table:table-cell>
          <table:table-cell office:value-type="float" office:value="77.04" calcext:value-type="float">
            <text:p>77,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138.8" calcext:value-type="float">
            <text:p>138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880.3" calcext:value-type="float">
            <text:p>880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2</text:p>
          </table:table-cell>
          <table:table-cell office:value-type="float" office:value="1662.9" calcext:value-type="float">
            <text:p>1662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2</text:p>
          </table:table-cell>
          <table:table-cell office:value-type="float" office:value="1817.4" calcext:value-type="float">
            <text:p>1817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2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4(?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539.92" calcext:value-type="float">
            <text:p>539,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1119.31" calcext:value-type="float">
            <text:p>1119,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 office:value-type="float" office:value="1575.56" calcext:value-type="float">
            <text:p>1575,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1262.81" calcext:value-type="float">
            <text:p>1262,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1887.91" calcext:value-type="float">
            <text:p>1887,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966,4(?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 office:value-type="float" office:value="2335.36" calcext:value-type="float">
            <text:p>2335,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2136.39" calcext:value-type="float">
            <text:p>2136,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2739.9" calcext:value-type="float">
            <text:p>2739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  <table:table-cell office:value-type="float" office:value="3202.3" calcext:value-type="float">
            <text:p>3202,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3088.97" calcext:value-type="float">
            <text:p>3088,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</text:p>
          </table:table-cell>
          <table:table-cell office:value-type="float" office:value="4137.6" calcext:value-type="float">
            <text:p>4137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float" office:value="4068.7" calcext:value-type="float">
            <text:p>4068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</text:p>
          </table:table-cell>
          <table:table-cell office:value-type="float" office:value="5135.9" calcext:value-type="float">
            <text:p>5135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50.12" calcext:value-type="float">
            <text:p>50,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2</text:p>
          </table:table-cell>
          <table:table-cell office:value-type="float" office:value="1176.2" calcext:value-type="float">
            <text:p>1176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2</text:p>
          </table:table-cell>
          <table:table-cell office:value-type="float" office:value="1758.5" calcext:value-type="float">
            <text:p>1758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2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2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2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/2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751.75" calcext:value-type="float">
            <text:p>751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1421.77" calcext:value-type="float">
            <text:p>1421,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2669.88" calcext:value-type="float">
            <text:p>2669,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3298.44" calcext:value-type="float">
            <text:p>3298,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3532.64" calcext:value-type="float">
            <text:p>3532,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18.56" calcext:value-type="float">
            <text:p>4418,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96.4" calcext:value-type="float">
            <text:p>5396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2</text:p>
          </table:table-cell>
          <table:table-cell office:value-type="float" office:value="200.91" calcext:value-type="float">
            <text:p>200,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/2</text:p>
          </table:table-cell>
          <table:table-cell office:value-type="float" office:value="1124.88" calcext:value-type="float">
            <text:p>1124,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/2</text:p>
          </table:table-cell>
          <table:table-cell office:value-type="float" office:value="1069.42" calcext:value-type="float">
            <text:p>1069,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/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/2</text:p>
          </table:table-cell>
          <table:table-cell office:value-type="float" office:value="2201.9" calcext:value-type="float">
            <text:p>2201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/2</text:p>
          </table:table-cell>
          <table:table-cell office:value-type="float" office:value="2894.1" calcext:value-type="float">
            <text:p>2894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office:value-type="float" office:value="2139.59" calcext:value-type="float">
            <text:p>2139,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</text:p>
          </table:table-cell>
          <table:table-cell office:value-type="float" office:value="2810.8" calcext:value-type="float">
            <text:p>2810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</text:p>
          </table:table-cell>
          <table:table-cell office:value-type="float" office:value="2887.8" calcext:value-type="float">
            <text:p>2887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/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4:50:46.801000000</meta:creation-date>
    <dc:date>2024-09-25T16:58:14.704000000</dc:date>
    <meta:editing-duration>PT7M55S</meta:editing-duration>
    <meta:editing-cycles>1</meta:editing-cycles>
    <meta:document-statistic meta:table-count="1" meta:cell-count="348" meta:object-count="0"/>
    <meta:generator>LibreOffice/24.2.1.2$Windows_X86_64 LibreOffice_project/db4def46b0453cc22e2d0305797cf981b68ef5ac</meta:generator>
  </office:meta>
</office:document-meta>
</file>